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ke <text:s/></text:p>
      <text:p text:style-name="P3"/>
      <text:p text:style-name="P2"><text:s text:c="5"/>I have a lot of confrontations arising out of the fact that people address me, <text:s/>and they think that they are joking. <text:s/>But it is not funny, <text:s/>and it is downright dis-respective. Everybody is a comedian. <text:s/>In real life, it is rarely the case. <text:s/>Leave the joking to the professionals, and come forth as your true and honorable self.</text:p>
      <text:p text:style-name="P2"/>
      <text:p text:style-name="P2"><text:s text:c="3"/>By no means I'm trying to say don't joke. <text:s/>Feel free to have fun, where appropriate. Obtain the other person's permission before you do so. Never ever pull a joke on a.) Other people's expense b.) <text:s/>Something obvious c.) <text:s text:c="2"/>A disability or a disadvantage (perceived or not) <text:s/>d.) <text:s/>Joke that demeans <text:s/>or devalues a person / object / culture. </text:p>
      <text:p text:style-name="P2"/>
      <text:p text:style-name="P2"><text:s text:c="4"/>Do not snipe. <text:s/>In this context sniping means that you're going past the person, making a comment and not allowing them time to respond. <text:s/>Typical examples of sniping would be: 'you are fat', or 'you are slow' while jogging on the street … <text:s/>etc.</text:p>
      <text:p text:style-name="P2"/>
      <text:p text:style-name="P2"><text:s text:c="4"/>Consider the seriousness of false humor. <text:s/>Behind every joke - however abstract - <text:s/>there is a small grain of truth. <text:s/>But the truth is not always an easy factor to deal with. <text:s/>I have no statistical information, but my conjecture is this half of the spontaneous armed shootings start as a joke. Consider before you pull an unsolicited joke with a person; would you be able to handle their response if <text:s/>they produced a weapon?</text:p>
      <text:p text:style-name="P2"/>
      <text:p text:style-name="P2"><text:s text:c="3"/>Do make a joke, that is not at anybody's expense, <text:s/>that is imaginative. <text:s/>That shows a strength as weakness or a weakness as strength. <text:s/>That portrays the universe from an unexpected point of view. <text:s/>Make a joke that is not culture specific. <text:s/>Remember, we are approaching the state of global village. <text:s/>True greatness in joking stands up in front of multiple points of views, in multiple languages, in front of multiple cultural observers. <text:s/>If this sounds too hard, <text:s/>leave the joking to the professionals. </text:p>
      <text:p text:style-name="P2"/>
      <text:p text:style-name="P2"><text:s text:c="4"/>In my journeys, <text:s/>especially in journeys in cultures that are blessed with freedom, people have too easy access to each other. <text:s/>Perhaps because of this easy access, <text:s/>people are disrespectful, <text:s/>people pull jokes easily. <text:s/>Once more, nothing against fun, but things already came too far. Respect each other.</text:p>
      <text:p text:style-name="P2"/>
      <text:p text:style-name="P2"><text:s text:c="3"/>Whenever you encounter another human being, consider, <text:s/>you have encountered another fellow creature that is the most powerful creature the universe had ever produced. <text:s/>And do not let looks fool you. <text:s/>Most of the powerful and influential people do not cater to their looks as the primary means of interaction. <text:s/>Do not be surprised, for instance, the homeless person you walked by every morning; - at one point in time - he created the vaccine that saved your life when you where a child. <text:s/>Most of our greats pass away silently. That is why they are the greats. Respect them. Cherish them.</text:p>
      <text:p text:style-name="P2"/>
      <text:p text:style-name="P2"><text:s text:c="4"/>In some countries, <text:s/>whenever you encounter another human being, <text:s/>they let you know, sometimes enforce, <text:s/>that you have encountered the most powerful creature of the universe. That is the other extreme. <text:s/>As usual, <text:s/>it would be awesome to create a happy middle. <text:s/>Be humble. <text:s/>Be equal. Share. Judge less. Show respect. People go through unimaginable hardships. Help whenever you can. And read on.</text:p>
      <text:p text:style-name="P2"/>
      <text:p text:style-name="P2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r Glen</meta:initial-creator>
    <meta:creation-date>2015-10-14T15:43:49.43</meta:creation-date>
    <dc:date>2016-02-05T10:32:43.62</dc:date>
    <dc:creator>Peter Glen</dc:creator>
    <meta:editing-duration>PT1H6M59S</meta:editing-duration>
    <meta:editing-cycles>38</meta:editing-cycles>
    <meta:generator>OpenOffice/4.1.1$Win32 OpenOffice.org_project/411m6$Build-9775</meta:generator>
    <meta:document-statistic meta:table-count="0" meta:image-count="0" meta:object-count="0" meta:page-count="1" meta:paragraph-count="10" meta:word-count="535" meta:character-count="3152"/>
  </office:meta>
</office:document-meta>
</file>